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7a5a" officeooo:paragraph-rsid="00017a5a"/>
    </style:style>
    <style:style style:name="P2" style:family="paragraph" style:parent-style-name="Standard">
      <style:text-properties officeooo:rsid="00024f18" officeooo:paragraph-rsid="00024f18"/>
    </style:style>
    <style:style style:name="T1" style:family="text">
      <style:text-properties officeooo:rsid="00024f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ogin → 3 premières lettres du nom = 3 premières lettres du prénom (minuscule)</text:p>
      <text:p text:style-name="P2">Mot de passe → 3 premières lettres du nom avec une majuscule + 3 premières lettres du prénom avec <text:tab/><text:tab/><text:tab/> <text:s text:c="3"/>une majuscule + !</text:p>
      <text:p text:style-name="P1"/>
      <text:p text:style-name="P1"><text:span text:style-name="T1">Exemple c</text:span>onnexion : </text:p>
      <text:p text:style-name="P1"/>
      <text:p text:style-name="P2">Prénom : Louis</text:p>
      <text:p text:style-name="P2">Nom : Villechalane</text:p>
      <text:p text:style-name="P1"/>
      <text:p text:style-name="P1">login : villou</text:p>
      <text:p text:style-name="P1">mot de passe : VilLou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8.2$Windows_X86_64 LibreOffice_project/f82ddfca21ebc1e222a662a32b25c0c9d20169ee</meta:generator>
    <dc:date>2022-02-24T12:19:38.744000000</dc:date>
    <meta:editing-duration>PT6M50S</meta:editing-duration>
    <meta:editing-cycles>2</meta:editing-cycles>
    <meta:document-statistic meta:table-count="0" meta:image-count="0" meta:object-count="0" meta:page-count="1" meta:paragraph-count="7" meta:word-count="54" meta:character-count="288" meta:non-whitespace-character-count="233"/>
  </office:meta>
</office:document-meta>
</file>